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000000" draw:marker-start-width="0.245cm" draw:marker-end-width="0.245cm" draw:fill="solid" draw:fill-color="#ffd320" draw:textarea-horizontal-align="justify" draw:textarea-vertical-align="middle" draw:auto-grow-height="false" fo:min-height="0.892cm" fo:min-width="1.57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7cm" fo:min-width="2.669cm"/>
    </style:style>
    <style:style style:name="gr3" style:family="graphic" style:parent-style-name="standard">
      <style:graphic-properties draw:stroke="solid" svg:stroke-width="0.03cm" svg:stroke-color="#000000" draw:marker-start-width="0.245cm" draw:marker-end-width="0.245cm" draw:fill="solid" draw:fill-color="#ffd320" draw:textarea-horizontal-align="justify" draw:textarea-vertical-align="middle" draw:auto-grow-height="false" fo:min-height="1.709cm" fo:min-width="2.69cm" fo:padding-top="0.14cm" fo:padding-bottom="0.14cm" fo:padding-left="0.265cm" fo:padding-right="0.265cm"/>
    </style:style>
    <style:style style:name="gr4" style:family="graphic" style:parent-style-name="Objekt_20_bez_20_výplně_20_a_20_obrysu">
      <style:graphic-properties draw:textarea-vertical-align="middle" draw:ole-draw-aspect="1"/>
    </style:style>
    <style:style style:name="gr5" style:family="graphic" style:parent-style-name="standard">
      <style:graphic-properties draw:stroke="solid" svg:stroke-width="0.03cm" svg:stroke-color="#000000" draw:marker-start-width="0.245cm" draw:marker-end-width="0.245cm" draw:fill="solid" draw:fill-color="#ffd320" draw:textarea-horizontal-align="justify" draw:textarea-vertical-align="middle" draw:auto-grow-height="false" fo:min-height="1.082cm" fo:min-width="1.864cm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3.081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1cm" fo:min-width="0cm"/>
    </style:style>
    <style:style style:name="gr9" style:family="graphic" style:parent-style-name="standard">
      <style:graphic-properties draw:stroke="solid" svg:stroke-width="0.03cm" svg:stroke-color="#000000" draw:marker-start-width="0.245cm" draw:marker-end-width="0.245cm" draw:fill="solid" draw:fill-color="#ffd320" draw:textarea-horizontal-align="justify" draw:textarea-vertical-align="middle" draw:auto-grow-height="false" fo:min-height="0.661cm" fo:min-width="1.06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9cm" fo:min-width="3.753cm"/>
    </style:style>
    <style:style style:name="gr13" style:family="graphic" style:parent-style-name="objectwithoutfill">
      <style:graphic-properties svg:stroke-width="0.05cm" svg:stroke-color="#00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579d1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ff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2cm" fo:min-width="0cm"/>
    </style:style>
    <style:style style:name="gr20" style:family="graphic" style:parent-style-name="objectwithoutfill">
      <style:graphic-properties draw:stroke="dash" draw:stroke-dash="Dashed_20__28_var_29_" svg:stroke-width="0.03cm" draw:marker-start-width="0.245cm" draw:marker-end="Arrow" draw:marker-end-width="0.2cm" draw:fill="none" draw:textarea-vertical-align="middle" fo:padding-top="0.14cm" fo:padding-bottom="0.14cm" fo:padding-left="0.265cm" fo:padding-right="0.265cm"/>
    </style:style>
    <style:style style:name="gr21" style:family="graphic" style:parent-style-name="objectwithoutfill">
      <style:graphic-properties draw:stroke="dash" draw:stroke-dash="Dashed_20__28_var_29_" svg:stroke-width="0.03cm" draw:marker-start="Arrow" draw:marker-start-width="0.2cm" draw:marker-end="" draw:marker-end-width="0.2cm" draw:fill="none" draw:textarea-vertical-align="middle" fo:padding-top="0.14cm" fo:padding-bottom="0.14cm" fo:padding-left="0.265cm" fo:padding-right="0.265cm"/>
    </style:style>
    <style:style style:name="gr22" style:family="graphic">
      <style:graphic-properties style:protect="position size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objectwithoutfill">
      <style:graphic-properties svg:stroke-width="0.05cm" svg:stroke-color="#ff0000" draw:marker-start-width="0.14cm" draw:marker-end="Arrow" draw:marker-end-width="0.3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00ff" draw:marker-start-width="0.14cm" draw:marker-end="Arrow" draw:marker-end-width="0.3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848cm" fo:min-width="2.7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9cm" fo:min-width="2.654cm"/>
    </style:style>
    <style:style style:name="P1" style:family="paragraph">
      <style:paragraph-properties fo:text-align="center"/>
      <style:text-properties style:font-name="Arial" fo:font-size="10pt" style:font-size-asian="10pt" style:font-size-complex="10pt"/>
    </style:style>
    <style:style style:name="P2" style:family="paragraph">
      <style:text-properties style:font-name="Arial" fo:font-size="10pt" style:font-size-asian="10pt" style:font-size-complex="10pt"/>
    </style:style>
    <style:style style:name="P3" style:family="paragraph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0000" style:font-name="Arial" fo:font-size="10pt" style:font-size-asian="10pt" style:font-size-complex="10pt"/>
    </style:style>
    <style:style style:name="P8" style:family="paragraph">
      <style:text-properties fo:color="#ff0000"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position="sub 58%" style:font-name="Arial" fo:font-size="10pt" style:font-size-asian="10pt" style:font-size-complex="10pt"/>
    </style:style>
    <style:style style:name="T3" style:family="text">
      <style:text-properties style:text-position="super 58%" style:font-name="Arial" fo:font-size="10pt" style:font-size-asian="10pt" style:font-size-complex="10pt"/>
    </style:style>
    <style:style style:name="T4" style:family="text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ff" style:text-position="super 58%" fo:font-size="48pt" style:font-size-asian="48pt" style:font-size-complex="48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ff0000" style:text-position="sub 58%" fo:font-size="48pt" style:font-size-asian="48pt" style:font-size-complex="4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2" draw:id="id2" draw:layer="layout" svg:width="4.198cm" svg:height="2.343cm" svg:x="2.234cm" svg:y="1.75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3.169cm" svg:height="0.787cm" svg:x="2.928cm" svg:y="2.634cm">
          <draw:text-box>
            <text:p><text:span text:style-name="T1">Odhad g</text:span><text:span text:style-name="T2">1</text:span><text:span text:style-name="T3">(i)</text:span><text:span text:style-name="T1"> a g</text:span><text:span text:style-name="T2">2</text:span><text:span text:style-name="T3">(i)</text:span></text:p>
          </draw:text-box>
        </draw:frame>
        <draw:custom-shape draw:style-name="gr3" draw:text-style-name="P1" xml:id="id3" draw:id="id3" draw:layer="layout" svg:width="3.22cm" svg:height="1.989cm" svg:x="2.723cm" svg:y="6.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2.495cm" svg:height="0.526cm" svg:x="3.194cm" svg:y="6.55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.49cm" svg:height="0.526cm" svg:x="3.194cm" svg:y="7.36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" draw:text-style-name="P1" xml:id="id1" draw:id="id1" draw:layer="layout" svg:width="4.788cm" svg:height="2.723cm" svg:x="1.939cm" svg:y="9.71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2" draw:layer="layout" svg:width="3.581cm" svg:height="1.348cm" svg:x="2.65cm" svg:y="10.51cm">
          <draw:text-box>
            <text:p><text:span text:style-name="T1">Liší se g</text:span><text:span text:style-name="T2">1</text:span><text:span text:style-name="T3">(i+1)</text:span><text:span text:style-name="T1"> od g</text:span><text:span text:style-name="T2">1</text:span><text:span text:style-name="T3">(i)</text:span></text:p>
            <text:p><text:span text:style-name="T1"><text:s text:c="8"/></text:span><text:span text:style-name="T1">a g</text:span><text:span text:style-name="T2">2</text:span><text:span text:style-name="T3">(i+1)</text:span><text:span text:style-name="T1"> od g</text:span><text:span text:style-name="T2">2</text:span><text:span text:style-name="T3">(i)</text:span></text:p>
          </draw:text-box>
        </draw:frame>
        <draw:connector draw:style-name="gr7" draw:text-style-name="P1" draw:layer="layout" draw:line-skew="0.888cm" svg:x1="6.727cm" svg:y1="11.079cm" svg:x2="6.432cm" svg:y2="2.925cm" draw:start-shape="id1" draw:start-glue-point="7" draw:end-shape="id2" draw:end-glue-point="7" svg:d="M6727 11079h1404v-8154h-1699" svg:viewBox="0 0 1700 8155">
          <text:p/>
        </draw:connector>
        <draw:connector draw:style-name="gr7" draw:text-style-name="P1" draw:layer="layout" draw:type="line" svg:x1="4.333cm" svg:y1="4.096cm" svg:x2="4.333cm" svg:y2="6.17cm" draw:start-shape="id2" draw:start-glue-point="6" draw:end-shape="id3" draw:end-glue-point="4" svg:d="M4333 4096v2074" svg:viewBox="0 0 1 2075">
          <text:p/>
        </draw:connector>
        <draw:connector draw:style-name="gr7" draw:text-style-name="P1" draw:layer="layout" draw:type="line" svg:x1="4.333cm" svg:y1="8.159cm" svg:x2="4.333cm" svg:y2="9.717cm" draw:start-shape="id3" draw:start-glue-point="6" draw:end-shape="id1" draw:end-glue-point="4" svg:d="M4333 8159v1558" svg:viewBox="0 0 1 1559">
          <text:p/>
        </draw:connector>
        <draw:frame draw:style-name="gr8" draw:text-style-name="P2" draw:layer="layout" svg:width="3.914cm" svg:height="1.921cm" svg:x="4.429cm" svg:y="4.157cm">
          <draw:text-box>
            <text:p><text:span text:style-name="T1">Vytvoření efektivního pole pro pohyb elektronu</text:span></text:p>
          </draw:text-box>
        </draw:frame>
        <draw:custom-shape draw:style-name="gr9" draw:text-style-name="P1" xml:id="id4" draw:id="id4" draw:layer="layout" svg:width="3.178cm" svg:height="1.881cm" svg:x="2.744cm" svg:y="13.658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10" draw:text-style-name="P3" draw:layer="layout" svg:width="2.013cm" svg:height="0.897cm" svg:x="3.515cm" svg:y="13.915cm">
          <draw:text-box>
            <text:p><text:span text:style-name="T4">Řešení</text:span></text:p>
          </draw:text-box>
        </draw:frame>
        <draw:connector draw:style-name="gr7" draw:text-style-name="P1" draw:layer="layout" draw:type="line" svg:x1="4.333cm" svg:y1="12.44cm" svg:x2="4.333cm" svg:y2="13.658cm" draw:start-shape="id1" draw:start-glue-point="6" draw:end-shape="id4" draw:end-glue-point="4" svg:d="M4333 12440v1218" svg:viewBox="0 0 1 1219">
          <text:p/>
        </draw:connector>
        <draw:frame draw:style-name="gr11" draw:text-style-name="P4" draw:layer="layout" svg:width="2.014cm" svg:height="0.898cm" svg:x="4.499cm" svg:y="12.573cm">
          <draw:text-box>
            <text:p><text:span text:style-name="T5">NE</text:span></text:p>
          </draw:text-box>
        </draw:frame>
        <draw:frame draw:style-name="gr10" draw:text-style-name="P4" draw:layer="layout" svg:width="2.014cm" svg:height="0.897cm" svg:x="8.266cm" svg:y="6.555cm">
          <draw:text-box>
            <text:p><text:span text:style-name="T5">ANO</text:span></text:p>
          </draw:text-box>
        </draw:frame>
      </draw:page>
      <draw:page draw:name="page2" draw:style-name="dp1" draw:master-page-name="Výchozí">
        <draw:frame draw:style-name="gr12" draw:text-style-name="P5" draw:layer="layout" svg:width="4.253cm" svg:height="2.769cm" svg:x="2.011cm" svg:y="1.8cm">
          <draw:text-box>
            <text:p><text:span text:style-name="T6">2S+1</text:span><text:span text:style-name="T7">L</text:span><text:span text:style-name="T8">J</text:span></text:p>
          </draw:text-box>
        </draw:frame>
        <draw:line draw:style-name="gr13" draw:text-style-name="P6" xml:id="id12" draw:id="id12" draw:layer="layout" svg:x1="3.837cm" svg:y1="11.753cm" svg:x2="4.697cm" svg:y2="11.753cm">
          <text:p/>
        </draw:line>
        <draw:line draw:style-name="gr13" draw:text-style-name="P6" xml:id="id5" draw:id="id5" draw:layer="layout" svg:x1="5.235cm" svg:y1="10.915cm" svg:x2="6.095cm" svg:y2="10.915cm">
          <text:p/>
        </draw:line>
        <draw:line draw:style-name="gr13" draw:text-style-name="P6" xml:id="id7" draw:id="id7" draw:layer="layout" svg:x1="7.255cm" svg:y1="9.791cm" svg:x2="8.115cm" svg:y2="9.791cm">
          <text:p/>
        </draw:line>
        <draw:line draw:style-name="gr13" draw:text-style-name="P6" xml:id="id9" draw:id="id9" draw:layer="layout" svg:x1="9.755cm" svg:y1="8.864cm" svg:x2="10.615cm" svg:y2="8.864cm">
          <text:p/>
        </draw:line>
        <draw:g xml:id="id6" draw:id="id6">
          <draw:line draw:style-name="gr14" draw:text-style-name="P6" draw:layer="layout" svg:x1="4.99cm" svg:y1="10.32cm" svg:x2="5.34cm" svg:y2="10.32cm">
            <text:p/>
          </draw:line>
          <draw:line draw:style-name="gr14" draw:text-style-name="P6" draw:layer="layout" svg:x1="5.49cm" svg:y1="10.32cm" svg:x2="5.84cm" svg:y2="10.32cm">
            <text:p/>
          </draw:line>
          <draw:line draw:style-name="gr14" draw:text-style-name="P6" draw:layer="layout" svg:x1="5.99cm" svg:y1="10.32cm" svg:x2="6.34cm" svg:y2="10.32cm">
            <text:p/>
          </draw:line>
        </draw:g>
        <draw:g xml:id="id10" draw:id="id10">
          <draw:line draw:style-name="gr15" draw:text-style-name="P6" draw:layer="layout" svg:x1="6.51cm" svg:y1="8.468cm" svg:x2="6.86cm" svg:y2="8.468cm">
            <text:p/>
          </draw:line>
          <draw:line draw:style-name="gr15" draw:text-style-name="P6" draw:layer="layout" svg:x1="7.01cm" svg:y1="8.468cm" svg:x2="7.36cm" svg:y2="8.468cm">
            <text:p/>
          </draw:line>
          <draw:line draw:style-name="gr15" draw:text-style-name="P6" draw:layer="layout" svg:x1="7.51cm" svg:y1="8.468cm" svg:x2="7.86cm" svg:y2="8.468cm">
            <text:p/>
          </draw:line>
          <draw:line draw:style-name="gr15" draw:text-style-name="P6" draw:layer="layout" svg:x1="8.01cm" svg:y1="8.468cm" svg:x2="8.36cm" svg:y2="8.468cm">
            <text:p/>
          </draw:line>
          <draw:line draw:style-name="gr15" draw:text-style-name="P6" draw:layer="layout" svg:x1="8.51cm" svg:y1="8.468cm" svg:x2="8.86cm" svg:y2="8.468cm">
            <text:p/>
          </draw:line>
        </draw:g>
        <draw:g xml:id="id8" draw:id="id8">
          <draw:line draw:style-name="gr14" draw:text-style-name="P6" draw:layer="layout" svg:x1="7.01cm" svg:y1="9.195cm" svg:x2="7.36cm" svg:y2="9.195cm">
            <text:p/>
          </draw:line>
          <draw:line draw:style-name="gr14" draw:text-style-name="P6" draw:layer="layout" svg:x1="7.51cm" svg:y1="9.195cm" svg:x2="7.86cm" svg:y2="9.195cm">
            <text:p/>
          </draw:line>
          <draw:line draw:style-name="gr14" draw:text-style-name="P6" draw:layer="layout" svg:x1="8.01cm" svg:y1="9.195cm" svg:x2="8.36cm" svg:y2="9.195cm">
            <text:p/>
          </draw:line>
        </draw:g>
        <draw:g xml:id="id11" draw:id="id11">
          <draw:line draw:style-name="gr14" draw:text-style-name="P6" draw:layer="layout" svg:x1="9.51cm" svg:y1="8.225cm" svg:x2="9.86cm" svg:y2="8.225cm">
            <text:p/>
          </draw:line>
          <draw:line draw:style-name="gr14" draw:text-style-name="P6" draw:layer="layout" svg:x1="10.01cm" svg:y1="8.225cm" svg:x2="10.36cm" svg:y2="8.225cm">
            <text:p/>
          </draw:line>
          <draw:line draw:style-name="gr14" draw:text-style-name="P6" draw:layer="layout" svg:x1="10.51cm" svg:y1="8.225cm" svg:x2="10.86cm" svg:y2="8.225cm">
            <text:p/>
          </draw:line>
        </draw:g>
        <draw:g>
          <draw:line draw:style-name="gr15" draw:text-style-name="P6" draw:layer="layout" svg:x1="9.01cm" svg:y1="7.497cm" svg:x2="9.36cm" svg:y2="7.497cm">
            <text:p/>
          </draw:line>
          <draw:line draw:style-name="gr15" draw:text-style-name="P6" draw:layer="layout" svg:x1="9.51cm" svg:y1="7.497cm" svg:x2="9.86cm" svg:y2="7.497cm">
            <text:p/>
          </draw:line>
          <draw:line draw:style-name="gr15" draw:text-style-name="P6" draw:layer="layout" svg:x1="10.01cm" svg:y1="7.497cm" svg:x2="10.36cm" svg:y2="7.497cm">
            <text:p/>
          </draw:line>
          <draw:line draw:style-name="gr15" draw:text-style-name="P6" draw:layer="layout" svg:x1="10.51cm" svg:y1="7.497cm" svg:x2="10.86cm" svg:y2="7.497cm">
            <text:p/>
          </draw:line>
          <draw:line draw:style-name="gr15" draw:text-style-name="P6" draw:layer="layout" svg:x1="11.01cm" svg:y1="7.497cm" svg:x2="11.36cm" svg:y2="7.497cm">
            <text:p/>
          </draw:line>
        </draw:g>
        <draw:g xml:id="id13" draw:id="id13">
          <draw:line draw:style-name="gr16" draw:text-style-name="P6" draw:layer="layout" svg:x1="9.51cm" svg:y1="6.792cm" svg:x2="9.86cm" svg:y2="6.792cm">
            <text:p/>
          </draw:line>
          <draw:line draw:style-name="gr16" draw:text-style-name="P6" draw:layer="layout" svg:x1="10.01cm" svg:y1="6.792cm" svg:x2="10.36cm" svg:y2="6.792cm">
            <text:p/>
          </draw:line>
          <draw:line draw:style-name="gr16" draw:text-style-name="P6" draw:layer="layout" svg:x1="10.51cm" svg:y1="6.792cm" svg:x2="10.86cm" svg:y2="6.792cm">
            <text:p/>
          </draw:line>
          <draw:line draw:style-name="gr16" draw:text-style-name="P6" draw:layer="layout" svg:x1="11.01cm" svg:y1="6.792cm" svg:x2="11.36cm" svg:y2="6.792cm">
            <text:p/>
          </draw:line>
          <draw:line draw:style-name="gr16" draw:text-style-name="P6" draw:layer="layout" svg:x1="11.51cm" svg:y1="6.792cm" svg:x2="11.86cm" svg:y2="6.792cm">
            <text:p/>
          </draw:line>
          <draw:line draw:style-name="gr16" draw:text-style-name="P6" draw:layer="layout" svg:x1="9.01cm" svg:y1="6.792cm" svg:x2="9.36cm" svg:y2="6.792cm">
            <text:p/>
          </draw:line>
          <draw:line draw:style-name="gr16" draw:text-style-name="P6" draw:layer="layout" svg:x1="8.51cm" svg:y1="6.792cm" svg:x2="8.86cm" svg:y2="6.792cm">
            <text:p/>
          </draw:line>
        </draw:g>
        <draw:line draw:style-name="gr7" draw:text-style-name="P6" draw:layer="layout" svg:x1="3.017cm" svg:y1="12.679cm" svg:x2="3.017cm" svg:y2="5.723cm">
          <text:p/>
        </draw:line>
        <draw:frame draw:style-name="gr17" draw:text-style-name="P2" draw:layer="layout" svg:width="0.706cm" svg:height="0.64cm" svg:x="3.108cm" svg:y="11.445cm">
          <draw:text-box>
            <text:p><text:span text:style-name="T1">s</text:span></text:p>
          </draw:text-box>
        </draw:frame>
        <draw:frame draw:style-name="gr17" draw:text-style-name="P2" draw:layer="layout" svg:width="0.706cm" svg:height="0.64cm" svg:x="4.1cm" svg:y="9.99cm">
          <draw:text-box>
            <text:p><text:span text:style-name="T1">p</text:span></text:p>
          </draw:text-box>
        </draw:frame>
        <draw:frame draw:style-name="gr17" draw:text-style-name="P2" draw:layer="layout" svg:width="0.706cm" svg:height="0.64cm" svg:x="5.7cm" svg:y="8.09cm">
          <draw:text-box>
            <text:p><text:span text:style-name="T1">d</text:span></text:p>
          </draw:text-box>
        </draw:frame>
        <draw:frame draw:style-name="gr17" draw:text-style-name="P2" draw:layer="layout" svg:width="0.706cm" svg:height="0.64cm" svg:x="7.8cm" svg:y="6.39cm">
          <draw:text-box>
            <text:p><text:span text:style-name="T1">f</text:span></text:p>
          </draw:text-box>
        </draw:frame>
        <draw:frame draw:style-name="gr18" draw:text-style-name="P2" draw:layer="layout" svg:width="1.463cm" svg:height="0.64cm" svg:x="3.608cm" svg:y="12.045cm">
          <draw:text-box>
            <text:p><text:span text:style-name="T1">n = 1</text:span></text:p>
          </draw:text-box>
        </draw:frame>
        <draw:frame draw:style-name="gr18" draw:text-style-name="P2" draw:layer="layout" svg:width="1.463cm" svg:height="0.64cm" svg:x="5.109cm" svg:y="12.045cm">
          <draw:text-box>
            <text:p><text:span text:style-name="T1">n =2</text:span></text:p>
          </draw:text-box>
        </draw:frame>
        <draw:frame draw:style-name="gr18" draw:text-style-name="P2" draw:layer="layout" svg:width="1.463cm" svg:height="0.64cm" svg:x="7.21cm" svg:y="12.045cm">
          <draw:text-box>
            <text:p><text:span text:style-name="T1">n= 3</text:span></text:p>
          </draw:text-box>
        </draw:frame>
        <draw:frame draw:style-name="gr18" draw:text-style-name="P2" draw:layer="layout" svg:width="1.463cm" svg:height="0.64cm" svg:x="9.611cm" svg:y="12.045cm">
          <draw:text-box>
            <text:p><text:span text:style-name="T1">n = 4</text:span></text:p>
          </draw:text-box>
        </draw:frame>
        <draw:frame draw:style-name="gr19" draw:text-style-name="P2" draw:layer="layout" svg:width="2.003cm" svg:height="0.64cm" draw:transform="rotate (1.5707963267949) translate (2.315cm 7.942cm)">
          <draw:text-box>
            <text:p><text:span text:style-name="T1">Energie</text:span></text:p>
          </draw:text-box>
        </draw:frame>
        <draw:connector draw:style-name="gr20" draw:text-style-name="P6" draw:layer="layout" draw:type="line" svg:x1="5.665cm" svg:y1="10.915cm" svg:x2="5.665cm" svg:y2="10.32cm" draw:start-shape="id5" draw:start-glue-point="0" draw:end-shape="id6" draw:end-glue-point="0" svg:d="M5665 10915v-595" svg:viewBox="0 0 1 596">
          <text:p/>
        </draw:connector>
        <draw:connector draw:style-name="gr20" draw:text-style-name="P6" draw:layer="layout" draw:type="line" svg:x1="7.685cm" svg:y1="9.791cm" svg:x2="7.685cm" svg:y2="9.195cm" draw:start-shape="id7" draw:start-glue-point="0" draw:end-shape="id8" draw:end-glue-point="0" svg:d="M7685 9791v-596" svg:viewBox="0 0 1 597">
          <text:p/>
        </draw:connector>
        <draw:connector draw:style-name="gr20" draw:text-style-name="P6" draw:layer="layout" draw:type="line" svg:x1="7.685cm" svg:y1="9.195cm" svg:x2="9.755cm" svg:y2="8.864cm" draw:start-shape="id8" draw:start-glue-point="0" draw:end-shape="id9" draw:end-glue-point="3" svg:d="M7685 9195l2070-331" svg:viewBox="0 0 2071 332">
          <text:p/>
        </draw:connector>
        <draw:connector draw:style-name="gr20" draw:text-style-name="P6" draw:layer="layout" draw:type="line" svg:x1="8.86cm" svg:y1="8.468cm" svg:x2="9.51cm" svg:y2="8.225cm" draw:start-shape="id10" draw:start-glue-point="1" draw:end-shape="id11" draw:end-glue-point="3" svg:d="M8860 8468l650-243" svg:viewBox="0 0 651 244">
          <text:p/>
        </draw:connector>
        <draw:connector draw:style-name="gr20" draw:text-style-name="P6" draw:layer="layout" draw:type="line" svg:x1="4.267cm" svg:y1="11.753cm" svg:x2="5.235cm" svg:y2="10.915cm" draw:start-shape="id12" draw:start-glue-point="0" draw:end-shape="id5" draw:end-glue-point="3" svg:d="M4267 11753l968-838" svg:viewBox="0 0 969 839">
          <text:p/>
        </draw:connector>
        <draw:connector draw:style-name="gr20" draw:text-style-name="P6" draw:layer="layout" draw:type="line" svg:x1="5.665cm" svg:y1="10.32cm" svg:x2="7.255cm" svg:y2="9.791cm" draw:start-shape="id6" draw:start-glue-point="0" draw:end-shape="id7" draw:end-glue-point="3" svg:d="M5665 10320l1590-529" svg:viewBox="0 0 1591 530">
          <text:p/>
        </draw:connector>
        <draw:connector draw:style-name="gr21" draw:text-style-name="P6" draw:layer="layout" draw:type="line" svg:x1="7.685cm" svg:y1="8.468cm" svg:x2="10.185cm" svg:y2="8.864cm" draw:start-shape="id10" draw:start-glue-point="0" draw:end-shape="id9" draw:end-glue-point="0" svg:d="M7685 8468l2500 396" svg:viewBox="0 0 2501 397">
          <text:p/>
        </draw:connector>
        <draw:connector draw:style-name="gr20" draw:text-style-name="P6" draw:layer="layout" draw:type="line" svg:x1="10.185cm" svg:y1="8.225cm" svg:x2="10.185cm" svg:y2="6.792cm" draw:start-shape="id11" draw:start-glue-point="0" draw:end-shape="id13" draw:end-glue-point="0" svg:d="M10185 8225v-1433" svg:viewBox="0 0 1 1434">
          <text:p/>
        </draw:connector>
      </draw:page>
      <draw:page draw:name="page3" draw:style-name="dp1" draw:master-page-name="Výchozí">
        <draw:g>
          <draw:g draw:style-name="gr22">
            <draw:rect draw:style-name="gr23" draw:text-style-name="P1" draw:layer="layout" svg:width="0.449cm" svg:height="0.449cm" svg:x="3.039cm" svg:y="5.772cm">
              <text:p/>
            </draw:rect>
            <draw:rect draw:style-name="gr23" draw:text-style-name="P1" draw:layer="layout" svg:width="0.449cm" svg:height="0.448cm" svg:x="3.039cm" svg:y="8.464cm">
              <text:p/>
            </draw:rect>
            <draw:rect draw:style-name="gr23" draw:text-style-name="P1" draw:layer="layout" svg:width="0.449cm" svg:height="0.448cm" svg:x="3.039cm" svg:y="6.221cm">
              <text:p/>
            </draw:rect>
            <draw:rect draw:style-name="gr23" draw:text-style-name="P1" draw:layer="layout" svg:width="0.449cm" svg:height="0.449cm" svg:x="3.039cm" svg:y="7.118cm">
              <text:p/>
            </draw:rect>
            <draw:rect draw:style-name="gr23" draw:text-style-name="P1" draw:layer="layout" svg:width="0.449cm" svg:height="0.449cm" svg:x="3.039cm" svg:y="7.567cm">
              <text:p/>
            </draw:rect>
            <draw:rect draw:style-name="gr23" draw:text-style-name="P1" draw:layer="layout" svg:width="0.449cm" svg:height="0.449cm" svg:x="3.039cm" svg:y="8.016cm">
              <text:p/>
            </draw:rect>
            <draw:rect draw:style-name="gr23" draw:text-style-name="P1" draw:layer="layout" svg:width="0.449cm" svg:height="0.448cm" svg:x="3.039cm" svg:y="6.67cm">
              <text:p/>
            </draw:rect>
          </draw:g>
          <draw:g>
            <draw:rect draw:style-name="gr23" draw:text-style-name="P1" draw:layer="layout" svg:width="0.449cm" svg:height="0.448cm" svg:x="3.488cm" svg:y="8.464cm">
              <text:p/>
            </draw:rect>
            <draw:rect draw:style-name="gr23" draw:text-style-name="P1" draw:layer="layout" svg:width="0.449cm" svg:height="0.448cm" svg:x="3.488cm" svg:y="6.221cm">
              <text:p/>
            </draw:rect>
            <draw:rect draw:style-name="gr23" draw:text-style-name="P1" draw:layer="layout" svg:width="0.449cm" svg:height="0.449cm" svg:x="3.488cm" svg:y="7.118cm">
              <text:p/>
            </draw:rect>
            <draw:rect draw:style-name="gr23" draw:text-style-name="P1" draw:layer="layout" svg:width="0.449cm" svg:height="0.449cm" svg:x="3.488cm" svg:y="7.567cm">
              <text:p/>
            </draw:rect>
            <draw:rect draw:style-name="gr23" draw:text-style-name="P1" draw:layer="layout" svg:width="0.449cm" svg:height="0.449cm" svg:x="3.488cm" svg:y="8.016cm">
              <text:p/>
            </draw:rect>
            <draw:rect draw:style-name="gr23" draw:text-style-name="P1" draw:layer="layout" svg:width="0.449cm" svg:height="0.448cm" svg:x="3.488cm" svg:y="6.67cm">
              <text:p/>
            </draw:rect>
          </draw:g>
          <draw:g>
            <draw:rect draw:style-name="gr23" draw:text-style-name="P1" draw:layer="layout" svg:width="0.448cm" svg:height="0.448cm" svg:x="3.937cm" svg:y="8.464cm">
              <text:p/>
            </draw:rect>
            <draw:rect draw:style-name="gr23" draw:text-style-name="P1" draw:layer="layout" svg:width="0.448cm" svg:height="0.449cm" svg:x="3.937cm" svg:y="7.118cm">
              <text:p/>
            </draw:rect>
            <draw:rect draw:style-name="gr23" draw:text-style-name="P1" draw:layer="layout" svg:width="0.448cm" svg:height="0.449cm" svg:x="3.937cm" svg:y="7.567cm">
              <text:p/>
            </draw:rect>
            <draw:rect draw:style-name="gr23" draw:text-style-name="P1" draw:layer="layout" svg:width="0.448cm" svg:height="0.449cm" svg:x="3.937cm" svg:y="8.016cm">
              <text:p/>
            </draw:rect>
          </draw:g>
          <draw:g>
            <draw:rect draw:style-name="gr23" draw:text-style-name="P1" draw:layer="layout" svg:width="0.448cm" svg:height="0.449cm" svg:x="7.976cm" svg:y="8.015cm">
              <text:p/>
            </draw:rect>
            <draw:rect draw:style-name="gr23" draw:text-style-name="P1" draw:layer="layout" svg:width="0.448cm" svg:height="0.448cm" svg:x="7.976cm" svg:y="6.67cm">
              <text:p/>
            </draw:rect>
            <draw:rect draw:style-name="gr23" draw:text-style-name="P1" draw:layer="layout" svg:width="0.448cm" svg:height="0.449cm" svg:x="7.976cm" svg:y="7.118cm">
              <text:p/>
            </draw:rect>
            <draw:rect draw:style-name="gr23" draw:text-style-name="P1" draw:layer="layout" svg:width="0.448cm" svg:height="0.448cm" svg:x="7.976cm" svg:y="7.568cm">
              <text:p/>
            </draw:rect>
            <draw:rect draw:style-name="gr23" draw:text-style-name="P1" draw:layer="layout" svg:width="0.448cm" svg:height="0.449cm" svg:x="7.976cm" svg:y="6.221cm">
              <text:p/>
            </draw:rect>
          </draw:g>
          <draw:g>
            <draw:rect draw:style-name="gr23" draw:text-style-name="P1" draw:layer="layout" svg:width="0.449cm" svg:height="0.449cm" svg:x="9.322cm" svg:y="8.015cm">
              <text:p/>
            </draw:rect>
            <draw:rect draw:style-name="gr23" draw:text-style-name="P1" draw:layer="layout" svg:width="0.449cm" svg:height="0.448cm" svg:x="9.322cm" svg:y="6.67cm">
              <text:p/>
            </draw:rect>
            <draw:rect draw:style-name="gr23" draw:text-style-name="P1" draw:layer="layout" svg:width="0.449cm" svg:height="0.449cm" svg:x="9.322cm" svg:y="7.118cm">
              <text:p/>
            </draw:rect>
            <draw:rect draw:style-name="gr23" draw:text-style-name="P1" draw:layer="layout" svg:width="0.449cm" svg:height="0.448cm" svg:x="9.322cm" svg:y="7.568cm">
              <text:p/>
            </draw:rect>
            <draw:rect draw:style-name="gr23" draw:text-style-name="P1" draw:layer="layout" svg:width="0.449cm" svg:height="0.449cm" svg:x="9.322cm" svg:y="6.221cm">
              <text:p/>
            </draw:rect>
          </draw:g>
          <draw:g>
            <draw:rect draw:style-name="gr23" draw:text-style-name="P1" draw:layer="layout" svg:width="0.449cm" svg:height="0.449cm" svg:x="8.425cm" svg:y="8.015cm">
              <text:p/>
            </draw:rect>
            <draw:rect draw:style-name="gr23" draw:text-style-name="P1" draw:layer="layout" svg:width="0.449cm" svg:height="0.448cm" svg:x="8.425cm" svg:y="6.67cm">
              <text:p/>
            </draw:rect>
            <draw:rect draw:style-name="gr23" draw:text-style-name="P1" draw:layer="layout" svg:width="0.449cm" svg:height="0.449cm" svg:x="8.425cm" svg:y="7.118cm">
              <text:p/>
            </draw:rect>
            <draw:rect draw:style-name="gr23" draw:text-style-name="P1" draw:layer="layout" svg:width="0.449cm" svg:height="0.448cm" svg:x="8.425cm" svg:y="7.568cm">
              <text:p/>
            </draw:rect>
            <draw:rect draw:style-name="gr23" draw:text-style-name="P1" draw:layer="layout" svg:width="0.449cm" svg:height="0.449cm" svg:x="8.425cm" svg:y="6.221cm">
              <text:p/>
            </draw:rect>
          </draw:g>
          <draw:g>
            <draw:rect draw:style-name="gr23" draw:text-style-name="P1" draw:layer="layout" svg:width="0.448cm" svg:height="0.449cm" svg:x="8.874cm" svg:y="8.015cm">
              <text:p/>
            </draw:rect>
            <draw:rect draw:style-name="gr23" draw:text-style-name="P1" draw:layer="layout" svg:width="0.448cm" svg:height="0.448cm" svg:x="8.874cm" svg:y="6.67cm">
              <text:p/>
            </draw:rect>
            <draw:rect draw:style-name="gr23" draw:text-style-name="P1" draw:layer="layout" svg:width="0.448cm" svg:height="0.449cm" svg:x="8.874cm" svg:y="7.118cm">
              <text:p/>
            </draw:rect>
            <draw:rect draw:style-name="gr23" draw:text-style-name="P1" draw:layer="layout" svg:width="0.448cm" svg:height="0.448cm" svg:x="8.874cm" svg:y="7.568cm">
              <text:p/>
            </draw:rect>
            <draw:rect draw:style-name="gr23" draw:text-style-name="P1" draw:layer="layout" svg:width="0.448cm" svg:height="0.449cm" svg:x="8.874cm" svg:y="6.221cm">
              <text:p/>
            </draw:rect>
          </draw:g>
          <draw:g draw:style-name="gr22">
            <draw:rect draw:style-name="gr23" draw:text-style-name="P1" draw:layer="layout" svg:width="0.448cm" svg:height="0.449cm" svg:x="9.77cm" svg:y="8.015cm">
              <text:p/>
            </draw:rect>
            <draw:rect draw:style-name="gr23" draw:text-style-name="P1" draw:layer="layout" svg:width="0.448cm" svg:height="0.449cm" svg:x="9.77cm" svg:y="5.772cm">
              <text:p/>
            </draw:rect>
            <draw:rect draw:style-name="gr23" draw:text-style-name="P1" draw:layer="layout" svg:width="0.448cm" svg:height="0.448cm" svg:x="9.77cm" svg:y="6.67cm">
              <text:p/>
            </draw:rect>
            <draw:rect draw:style-name="gr23" draw:text-style-name="P1" draw:layer="layout" svg:width="0.448cm" svg:height="0.449cm" svg:x="9.77cm" svg:y="7.118cm">
              <text:p/>
            </draw:rect>
            <draw:rect draw:style-name="gr23" draw:text-style-name="P1" draw:layer="layout" svg:width="0.448cm" svg:height="0.448cm" svg:x="9.77cm" svg:y="7.568cm">
              <text:p/>
            </draw:rect>
            <draw:rect draw:style-name="gr23" draw:text-style-name="P1" draw:layer="layout" svg:width="0.448cm" svg:height="0.449cm" svg:x="9.77cm" svg:y="6.221cm">
              <text:p/>
            </draw:rect>
          </draw:g>
          <draw:g>
            <draw:rect draw:style-name="gr23" draw:text-style-name="P1" draw:layer="layout" svg:width="0.449cm" svg:height="0.448cm" svg:x="4.385cm" svg:y="8.464cm">
              <text:p/>
            </draw:rect>
            <draw:rect draw:style-name="gr23" draw:text-style-name="P1" draw:layer="layout" svg:width="0.449cm" svg:height="0.449cm" svg:x="4.385cm" svg:y="7.118cm">
              <text:p/>
            </draw:rect>
            <draw:rect draw:style-name="gr23" draw:text-style-name="P1" draw:layer="layout" svg:width="0.449cm" svg:height="0.449cm" svg:x="4.385cm" svg:y="7.567cm">
              <text:p/>
            </draw:rect>
            <draw:rect draw:style-name="gr23" draw:text-style-name="P1" draw:layer="layout" svg:width="0.449cm" svg:height="0.449cm" svg:x="4.385cm" svg:y="8.016cm">
              <text:p/>
            </draw:rect>
          </draw:g>
          <draw:g>
            <draw:rect draw:style-name="gr23" draw:text-style-name="P1" draw:layer="layout" svg:width="0.448cm" svg:height="0.448cm" svg:x="4.835cm" svg:y="8.464cm">
              <text:p/>
            </draw:rect>
            <draw:rect draw:style-name="gr23" draw:text-style-name="P1" draw:layer="layout" svg:width="0.448cm" svg:height="0.449cm" svg:x="4.835cm" svg:y="7.118cm">
              <text:p/>
            </draw:rect>
            <draw:rect draw:style-name="gr23" draw:text-style-name="P1" draw:layer="layout" svg:width="0.448cm" svg:height="0.449cm" svg:x="4.835cm" svg:y="7.567cm">
              <text:p/>
            </draw:rect>
            <draw:rect draw:style-name="gr23" draw:text-style-name="P1" draw:layer="layout" svg:width="0.448cm" svg:height="0.449cm" svg:x="4.835cm" svg:y="8.016cm">
              <text:p/>
            </draw:rect>
          </draw:g>
          <draw:g>
            <draw:rect draw:style-name="gr23" draw:text-style-name="P1" draw:layer="layout" svg:width="0.449cm" svg:height="0.448cm" svg:x="5.283cm" svg:y="8.464cm">
              <text:p/>
            </draw:rect>
            <draw:rect draw:style-name="gr23" draw:text-style-name="P1" draw:layer="layout" svg:width="0.449cm" svg:height="0.449cm" svg:x="5.283cm" svg:y="7.118cm">
              <text:p/>
            </draw:rect>
            <draw:rect draw:style-name="gr23" draw:text-style-name="P1" draw:layer="layout" svg:width="0.449cm" svg:height="0.449cm" svg:x="5.283cm" svg:y="7.567cm">
              <text:p/>
            </draw:rect>
            <draw:rect draw:style-name="gr23" draw:text-style-name="P1" draw:layer="layout" svg:width="0.449cm" svg:height="0.449cm" svg:x="5.283cm" svg:y="8.016cm">
              <text:p/>
            </draw:rect>
          </draw:g>
          <draw:g>
            <draw:rect draw:style-name="gr23" draw:text-style-name="P1" draw:layer="layout" svg:width="0.449cm" svg:height="0.449cm" svg:x="7.527cm" svg:y="8.015cm">
              <text:p/>
            </draw:rect>
            <draw:rect draw:style-name="gr23" draw:text-style-name="P1" draw:layer="layout" svg:width="0.449cm" svg:height="0.448cm" svg:x="7.527cm" svg:y="6.67cm">
              <text:p/>
            </draw:rect>
            <draw:rect draw:style-name="gr23" draw:text-style-name="P1" draw:layer="layout" svg:width="0.449cm" svg:height="0.449cm" svg:x="7.527cm" svg:y="7.118cm">
              <text:p/>
            </draw:rect>
            <draw:rect draw:style-name="gr23" draw:text-style-name="P1" draw:layer="layout" svg:width="0.449cm" svg:height="0.448cm" svg:x="7.527cm" svg:y="7.568cm">
              <text:p/>
            </draw:rect>
            <draw:rect draw:style-name="gr23" draw:text-style-name="P1" draw:layer="layout" svg:width="0.449cm" svg:height="0.449cm" svg:x="7.527cm" svg:y="6.221cm">
              <text:p/>
            </draw:rect>
          </draw:g>
          <draw:g>
            <draw:rect draw:style-name="gr23" draw:text-style-name="P1" draw:layer="layout" svg:width="0.449cm" svg:height="0.448cm" svg:x="5.732cm" svg:y="8.464cm">
              <text:p/>
            </draw:rect>
            <draw:rect draw:style-name="gr23" draw:text-style-name="P1" draw:layer="layout" svg:width="0.449cm" svg:height="0.449cm" svg:x="5.732cm" svg:y="7.118cm">
              <text:p/>
            </draw:rect>
            <draw:rect draw:style-name="gr23" draw:text-style-name="P1" draw:layer="layout" svg:width="0.449cm" svg:height="0.449cm" svg:x="5.732cm" svg:y="7.567cm">
              <text:p/>
            </draw:rect>
            <draw:rect draw:style-name="gr23" draw:text-style-name="P1" draw:layer="layout" svg:width="0.449cm" svg:height="0.449cm" svg:x="5.732cm" svg:y="8.016cm">
              <text:p/>
            </draw:rect>
          </draw:g>
          <draw:g>
            <draw:rect draw:style-name="gr23" draw:text-style-name="P1" draw:layer="layout" svg:width="0.448cm" svg:height="0.448cm" svg:x="6.181cm" svg:y="8.464cm">
              <text:p/>
            </draw:rect>
            <draw:rect draw:style-name="gr23" draw:text-style-name="P1" draw:layer="layout" svg:width="0.448cm" svg:height="0.449cm" svg:x="6.181cm" svg:y="7.118cm">
              <text:p/>
            </draw:rect>
            <draw:rect draw:style-name="gr23" draw:text-style-name="P1" draw:layer="layout" svg:width="0.448cm" svg:height="0.449cm" svg:x="6.181cm" svg:y="7.567cm">
              <text:p/>
            </draw:rect>
            <draw:rect draw:style-name="gr23" draw:text-style-name="P1" draw:layer="layout" svg:width="0.448cm" svg:height="0.449cm" svg:x="6.181cm" svg:y="8.016cm">
              <text:p/>
            </draw:rect>
          </draw:g>
          <draw:g>
            <draw:rect draw:style-name="gr23" draw:text-style-name="P1" draw:layer="layout" svg:width="0.449cm" svg:height="0.448cm" svg:x="7.078cm" svg:y="8.464cm">
              <text:p/>
            </draw:rect>
            <draw:rect draw:style-name="gr23" draw:text-style-name="P1" draw:layer="layout" svg:width="0.449cm" svg:height="0.449cm" svg:x="7.078cm" svg:y="7.118cm">
              <text:p/>
            </draw:rect>
            <draw:rect draw:style-name="gr23" draw:text-style-name="P1" draw:layer="layout" svg:width="0.449cm" svg:height="0.449cm" svg:x="7.078cm" svg:y="7.567cm">
              <text:p/>
            </draw:rect>
            <draw:rect draw:style-name="gr23" draw:text-style-name="P1" draw:layer="layout" svg:width="0.449cm" svg:height="0.449cm" svg:x="7.078cm" svg:y="8.016cm">
              <text:p/>
            </draw:rect>
          </draw:g>
          <draw:g>
            <draw:rect draw:style-name="gr23" draw:text-style-name="P1" draw:layer="layout" svg:width="0.449cm" svg:height="0.448cm" svg:x="6.629cm" svg:y="8.464cm">
              <text:p/>
            </draw:rect>
            <draw:rect draw:style-name="gr23" draw:text-style-name="P1" draw:layer="layout" svg:width="0.449cm" svg:height="0.449cm" svg:x="6.629cm" svg:y="7.118cm">
              <text:p/>
            </draw:rect>
            <draw:rect draw:style-name="gr23" draw:text-style-name="P1" draw:layer="layout" svg:width="0.449cm" svg:height="0.449cm" svg:x="6.629cm" svg:y="7.567cm">
              <text:p/>
            </draw:rect>
            <draw:rect draw:style-name="gr23" draw:text-style-name="P1" draw:layer="layout" svg:width="0.449cm" svg:height="0.449cm" svg:x="6.629cm" svg:y="8.016cm">
              <text:p/>
            </draw:rect>
          </draw:g>
        </draw:g>
        <draw:line draw:style-name="gr24" draw:text-style-name="P7" draw:layer="layout" svg:x1="4.012cm" svg:y1="5.457cm" svg:x2="9.212cm" svg:y2="5.457cm">
          <text:p/>
        </draw:line>
        <draw:line draw:style-name="gr25" draw:text-style-name="P1" draw:layer="layout" svg:x1="9.212cm" svg:y1="9.338cm" svg:x2="4.012cm" svg:y2="9.338cm">
          <text:p/>
        </draw:line>
        <draw:line draw:style-name="gr25" draw:text-style-name="P1" draw:layer="layout" svg:x1="2.584cm" svg:y1="5.36cm" svg:x2="2.584cm" svg:y2="9.243cm">
          <text:p/>
        </draw:line>
        <draw:line draw:style-name="gr24" draw:text-style-name="P7" draw:layer="layout" svg:x1="10.659cm" svg:y1="9.243cm" svg:x2="10.659cm" svg:y2="5.36cm">
          <text:p/>
        </draw:line>
        <draw:frame draw:style-name="gr26" draw:text-style-name="P4" draw:layer="layout" svg:width="3.614cm" svg:height="1.098cm" draw:transform="rotate (1.5707963267949) translate (10.977cm 8.985cm)">
          <draw:text-box>
            <text:p text:style-name="P8"><text:span text:style-name="T9">ionizační energie</text:span></text:p>
            <text:p text:style-name="P8"><text:span text:style-name="T9">elektronová afinita</text:span></text:p>
          </draw:text-box>
        </draw:frame>
        <draw:frame draw:style-name="gr26" draw:text-style-name="P4" draw:layer="layout" svg:width="3.614cm" svg:height="1.098cm" svg:x="4.587cm" svg:y="4.413cm">
          <draw:text-box>
            <text:p text:style-name="P8"><text:span text:style-name="T9">ionizační energie</text:span></text:p>
            <text:p text:style-name="P8"><text:span text:style-name="T9">elektronová afinita</text:span></text:p>
          </draw:text-box>
        </draw:frame>
        <draw:frame draw:style-name="gr27" draw:text-style-name="P3" draw:layer="layout" svg:width="3.436cm" svg:height="0.657cm" svg:x="4.882cm" svg:y="9.424cm">
          <draw:text-box>
            <text:p text:style-name="P2"><text:span text:style-name="T10">atomový poloměr</text:span></text:p>
          </draw:text-box>
        </draw:frame>
        <draw:frame draw:style-name="gr27" draw:text-style-name="P3" draw:layer="layout" svg:width="3.436cm" svg:height="0.657cm" draw:transform="rotate (1.5707963267949) translate (1.86cm 8.777cm)">
          <draw:text-box>
            <text:p text:style-name="P2"><text:span text:style-name="T10">atomový polomě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8T18:16:47.790000000</meta:creation-date>
    <dc:date>2015-01-10T19:59:16.620000000</dc:date>
    <meta:editing-duration>PT49M15S</meta:editing-duration>
    <meta:editing-cycles>8</meta:editing-cycles>
    <meta:generator>LibreOffice/4.3.5.2$Windows_x86 LibreOffice_project/3a87456aaa6a95c63eea1c1b3201acedf0751bd5</meta:generator>
    <meta:document-statistic meta:object-count="172"/>
  </office:meta>
</office:document-meta>
</file>

<file path=Object 1/content.xml><?xml version="1.0" encoding="utf-8"?>
<math xmlns="http://www.w3.org/1998/Math/MathML" display="block">
  <semantics>
    <mrow>
      <mover accent="true">
        <msub>
          <mi>h</mi>
          <mn>1</mn>
        </msub>
        <mo stretchy="false">^</mo>
      </mover>
      <mrow>
        <msubsup>
          <mi>g</mi>
          <mn>1</mn>
          <mrow>
            <mi>i</mi>
            <mo stretchy="false">+</mo>
            <mn>1</mn>
          </mrow>
        </msubsup>
        <mo stretchy="false">=</mo>
        <msubsup>
          <mi mathvariant="normal">ε</mi>
          <mn>1</mn>
          <mrow>
            <mi>i</mi>
            <mo stretchy="false">+</mo>
            <mn>1</mn>
          </mrow>
        </msubsup>
      </mrow>
      <msubsup>
        <mi>g</mi>
        <mn>1</mn>
        <mrow>
          <mi>i</mi>
          <mo stretchy="false">+</mo>
          <mn>1</mn>
        </mrow>
      </msubsup>
    </mrow>
    <annotation encoding="StarMath 5.0">hat h_1 g_1^{i+1} = %ivarepsilon_1^{ i+1 } g_1^{ i+1 }</annotation>
  </semantics>
</math>
</file>

<file path=Object 2/content.xml><?xml version="1.0" encoding="utf-8"?>
<math xmlns="http://www.w3.org/1998/Math/MathML" display="block">
  <semantics>
    <mrow>
      <mover accent="true">
        <msub>
          <mi>h</mi>
          <mn>2</mn>
        </msub>
        <mo stretchy="false">^</mo>
      </mover>
      <mrow>
        <msubsup>
          <mi>g</mi>
          <mn>2</mn>
          <mrow>
            <mi>i</mi>
            <mo stretchy="false">+</mo>
            <mn>1</mn>
          </mrow>
        </msubsup>
        <mo stretchy="false">=</mo>
        <msubsup>
          <mi mathvariant="normal">ε</mi>
          <mn>2</mn>
          <mrow>
            <mi>i</mi>
            <mo stretchy="false">+</mo>
            <mn>1</mn>
          </mrow>
        </msubsup>
      </mrow>
      <msubsup>
        <mi>g</mi>
        <mn>2</mn>
        <mrow>
          <mi>i</mi>
          <mo stretchy="false">+</mo>
          <mn>1</mn>
        </mrow>
      </msubsup>
    </mrow>
    <annotation encoding="StarMath 5.0">hat h_2 g_2^{i+1} = %ivarepsilon_2^{ i+1 } g_2^{ i+1}</annotation>
  </semantics>
</math>
</file>